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4b69" officeooo:paragraph-rsid="00114b69"/>
    </style:style>
    <style:style style:name="P2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14b69" officeooo:paragraph-rsid="00114b69"/>
    </style:style>
    <style:style style:name="P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2e6e6" officeooo:paragraph-rsid="0012e6e6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2e947" officeooo:paragraph-rsid="0012e947"/>
    </style:style>
    <style:style style:name="P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34f7c" officeooo:paragraph-rsid="00134f7c"/>
    </style:style>
    <style:style style:name="P6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34f7c" officeooo:paragraph-rsid="00134f7c"/>
    </style:style>
    <style:style style:name="P7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3963a" officeooo:paragraph-rsid="001396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a under the ROC curve for the rpart model on german_test.csv [validate] is 0.7132</text:p>
      <text:p text:style-name="P1"/>
      <text:p text:style-name="P1">Rattle timestamp: 2015-09-23 13:43:30 root</text:p>
      <text:p text:style-name="P1">======================================================================</text:p>
      <text:p text:style-name="P1">Area under the ROC curve for the ada model on german_test.csv [validate] is 0.7709</text:p>
      <text:p text:style-name="P1"/>
      <text:p text:style-name="P1">Rattle timestamp: 2015-09-23 13:43:31 root</text:p>
      <text:p text:style-name="P1">======================================================================</text:p>
      <text:p text:style-name="P1">Area under the ROC curve for the rf model on german_test.csv [validate] is 0.7932</text:p>
      <text:p text:style-name="P1"/>
      <text:p text:style-name="P1">Rattle timestamp: 2015-09-23 13:43:31 root</text:p>
      <text:p text:style-name="P1">======================================================================</text:p>
      <text:p text:style-name="P1">Area under the ROC curve for the ksvm model on german_test.csv [validate] is 0.8123</text:p>
      <text:p text:style-name="P1"/>
      <text:p text:style-name="P1">Rattle timestamp: 2015-09-23 13:43:32 root</text:p>
      <text:p text:style-name="P1">======================================================================</text:p>
      <text:p text:style-name="P1">Area under the ROC curve for the nnet model on german_test.csv [validate] is 0.5000</text:p>
      <text:p text:style-name="P1"/>
      <text:p text:style-name="P1">Rattle timestamp: 2015-09-23 13:43:33 root</text:p>
      <text:p text:style-name="P2"/>
      <text:p text:style-name="P2"/>
      <text:p text:style-name="P2"/>
      <text:p text:style-name="P2"/>
      <text:p text:style-name="P2"># Rattle is Copyright (c) 2006-2014 Togaware Pty Ltd.</text:p>
      <text:p text:style-name="P2"/>
      <text:p text:style-name="P2">#============================================================</text:p>
      <text:p text:style-name="P2"># Rattle timestamp: 2015-09-23 13:40:35 x86_64-unknown-linux-gnu </text:p>
      <text:p text:style-name="P2"/>
      <text:p text:style-name="P2"># Rattle version 3.4.1 user 'root'</text:p>
      <text:p text:style-name="P2"/>
      <text:p text:style-name="P2"># Export this log textview to a file using the Export button or the Tools </text:p>
      <text:p text:style-name="P2"># menu to save a log of all activity. This facilitates repeatability. Exporting </text:p>
      <text:p text:style-name="P2"># to file 'myrf01.R', for example, allows us to the type in the R Console </text:p>
      <text:p text:style-name="P2"># the command source('myrf01.R') to repeat the process automatically. </text:p>
      <text:p text:style-name="P2"><text:soft-page-break/># Generally, we may want to edit the file to suit our needs. We can also directly </text:p>
      <text:p text:style-name="P2"># edit this current log textview to record additional information before exporting. </text:p>
      <text:p text:style-name="P2"><text:s/></text:p>
      <text:p text:style-name="P2"># Saving and loading projects also retains this log.</text:p>
      <text:p text:style-name="P2"/>
      <text:p text:style-name="P2">library(rattle)</text:p>
      <text:p text:style-name="P2"/>
      <text:p text:style-name="P2"># This log generally records the process of building a model. However, with very </text:p>
      <text:p text:style-name="P2"># little effort the log can be used to score a new dataset. The logical variable </text:p>
      <text:p text:style-name="P2"># 'building' is used to toggle between generating transformations, as when building </text:p>
      <text:p text:style-name="P2"># a model, and simply using the transformations, as when scoring a dataset.</text:p>
      <text:p text:style-name="P2"/>
      <text:p text:style-name="P2">building &lt;- TRUE</text:p>
      <text:p text:style-name="P2">scoring <text:s/>&lt;- ! building</text:p>
      <text:p text:style-name="P2"/>
      <text:p text:style-name="P2"># The colorspace package is used to generate the colours used in plots, if available.</text:p>
      <text:p text:style-name="P2"/>
      <text:p text:style-name="P2">library(colorspace)</text:p>
      <text:p text:style-name="P2"/>
      <text:p text:style-name="P2"># A pre-defined value is used to reset the random seed so that results are repeatable.</text:p>
      <text:p text:style-name="P2"/>
      <text:p text:style-name="P2">crv$seed &lt;- 42 </text:p>
      <text:p text:style-name="P2"/>
      <text:p text:style-name="P2">#============================================================</text:p>
      <text:p text:style-name="P2"># Rattle timestamp: 2015-09-23 13:40:49 x86_64-unknown-linux-gnu </text:p>
      <text:p text:style-name="P2"/>
      <text:p text:style-name="P2"># Load the data.</text:p>
      <text:p text:style-name="P2"/>
      <text:p text:style-name="P2">crs$dataset &lt;- read.csv("file:///root/BDA_project/german_test.csv", na.strings=c(".", "NA", "", "?"), strip.white=TRUE, encoding="UTF-8")</text:p>
      <text:p text:style-name="P2"/>
      <text:p text:style-name="P2">#============================================================</text:p>
      <text:p text:style-name="P2"># Rattle timestamp: 2015-09-23 13:40:49 x86_64-unknown-linux-gnu </text:p>
      <text:p text:style-name="P2"/>
      <text:p text:style-name="P2"><text:soft-page-break/># Note the user selections. </text:p>
      <text:p text:style-name="P2"/>
      <text:p text:style-name="P2"># Build the training/validate/test datasets.</text:p>
      <text:p text:style-name="P2"/>
      <text:p text:style-name="P2">set.seed(crv$seed) </text:p>
      <text:p text:style-name="P2">crs$nobs &lt;- nrow(crs$dataset) # 1000 observations </text:p>
      <text:p text:style-name="P2">crs$sample &lt;- crs$train &lt;- sample(nrow(crs$dataset), 0.7*crs$nobs) # 700 observations</text:p>
      <text:p text:style-name="P2">crs$validate &lt;- sample(setdiff(seq_len(nrow(crs$dataset)), crs$train), 0.15*crs$nobs) # 150 observations</text:p>
      <text:p text:style-name="P2">crs$test &lt;- setdiff(setdiff(seq_len(nrow(crs$dataset)), crs$train), crs$validate) # 150 observations</text:p>
      <text:p text:style-name="P2"/>
      <text:p text:style-name="P2"># The following variable selections have been noted.</text:p>
      <text:p text:style-name="P2"/>
      <text:p text:style-name="P2">crs$input &lt;- c("status", "duration", "history", "purpose",</text:p>
      <text:p text:style-name="P2"><text:s text:c="5"/>"credit", "bonds", "jobex", "rate",</text:p>
      <text:p text:style-name="P2"><text:s text:c="5"/>"sex", "guarantor", "residence", "property",</text:p>
      <text:p text:style-name="P2"><text:s text:c="5"/>"age", "install", "house", "nocredit",</text:p>
      <text:p text:style-name="P2"><text:s text:c="5"/>"job", "no", "ph", "nri")</text:p>
      <text:p text:style-name="P2"/>
      <text:p text:style-name="P2">crs$numeric &lt;- c("duration", "credit", "rate", "residence",</text:p>
      <text:p text:style-name="P2"><text:s text:c="5"/>"age", "nocredit", "no")</text:p>
      <text:p text:style-name="P2"/>
      <text:p text:style-name="P2">crs$categoric &lt;- c("status", "history", "purpose", "bonds",</text:p>
      <text:p text:style-name="P2"><text:s text:c="5"/>"jobex", "sex", "guarantor", "property",</text:p>
      <text:p text:style-name="P2"><text:s text:c="5"/>"install", "house", "job", "ph",</text:p>
      <text:p text:style-name="P2"><text:s text:c="5"/>"nri")</text:p>
      <text:p text:style-name="P2"/>
      <text:p text:style-name="P2">crs$target <text:s/>&lt;- "credibility"</text:p>
      <text:p text:style-name="P2">crs$risk <text:s text:c="3"/>&lt;- NULL</text:p>
      <text:p text:style-name="P2">crs$ident <text:s text:c="2"/>&lt;- NULL</text:p>
      <text:p text:style-name="P2">crs$ignore <text:s/>&lt;- NULL</text:p>
      <text:p text:style-name="P2">crs$weights &lt;- NULL</text:p>
      <text:p text:style-name="P2"/>
      <text:p text:style-name="P2">#============================================================</text:p>
      <text:p text:style-name="P2"># Rattle timestamp: 2015-09-23 13:41:34 x86_64-unknown-linux-gnu </text:p>
      <text:p text:style-name="P2"/>
      <text:p text:style-name="P2"># Remap variables. </text:p>
      <text:p text:style-name="P2"><text:soft-page-break/></text:p>
      <text:p text:style-name="P2"># Transform into a numeric.</text:p>
      <text:p text:style-name="P2"/>
      <text:p text:style-name="P2"><text:s text:c="2"/>crs$dataset[["TNM_status"]] &lt;- as.numeric(crs$dataset[["status"]])</text:p>
      <text:p text:style-name="P2"><text:s text:c="2"/>crs$dataset[["TNM_history"]] &lt;- as.numeric(crs$dataset[["history"]])</text:p>
      <text:p text:style-name="P2"><text:s text:c="2"/>crs$dataset[["TNM_purpose"]] &lt;- as.numeric(crs$dataset[["purpose"]])</text:p>
      <text:p text:style-name="P2"><text:s text:c="2"/>crs$dataset[["TNM_bonds"]] &lt;- as.numeric(crs$dataset[["bonds"]])</text:p>
      <text:p text:style-name="P2"><text:s text:c="2"/>crs$dataset[["TNM_jobex"]] &lt;- as.numeric(crs$dataset[["jobex"]])</text:p>
      <text:p text:style-name="P2"><text:s text:c="2"/>crs$dataset[["TNM_sex"]] &lt;- as.numeric(crs$dataset[["sex"]])</text:p>
      <text:p text:style-name="P2"><text:s text:c="2"/>crs$dataset[["TNM_guarantor"]] &lt;- as.numeric(crs$dataset[["guarantor"]])</text:p>
      <text:p text:style-name="P2"><text:s text:c="2"/>crs$dataset[["TNM_property"]] &lt;- as.numeric(crs$dataset[["property"]])</text:p>
      <text:p text:style-name="P2"><text:s text:c="2"/>crs$dataset[["TNM_install"]] &lt;- as.numeric(crs$dataset[["install"]])</text:p>
      <text:p text:style-name="P2"><text:s text:c="2"/>crs$dataset[["TNM_house"]] &lt;- as.numeric(crs$dataset[["house"]])</text:p>
      <text:p text:style-name="P2"><text:s text:c="2"/>crs$dataset[["TNM_job"]] &lt;- as.numeric(crs$dataset[["job"]])</text:p>
      <text:p text:style-name="P2"><text:s text:c="2"/>crs$dataset[["TNM_ph"]] &lt;- as.numeric(crs$dataset[["ph"]])</text:p>
      <text:p text:style-name="P2"><text:s text:c="2"/>crs$dataset[["TNM_nri"]] &lt;- as.numeric(crs$dataset[["nri"]])</text:p>
      <text:p text:style-name="P2"/>
      <text:p text:style-name="P2">#============================================================</text:p>
      <text:p text:style-name="P2"># Rattle timestamp: 2015-09-23 13:41:35 x86_64-unknown-linux-gnu </text:p>
      <text:p text:style-name="P2"/>
      <text:p text:style-name="P2"># Note the user selections. </text:p>
      <text:p text:style-name="P2"/>
      <text:p text:style-name="P2"># The following variable selections have been noted.</text:p>
      <text:p text:style-name="P2"/>
      <text:p text:style-name="P2">crs$input &lt;- c("duration", "credit", "rate", "residence",</text:p>
      <text:p text:style-name="P2"><text:s text:c="5"/>"age", "nocredit", "no", "TNM_status",</text:p>
      <text:p text:style-name="P2"><text:s text:c="5"/>"TNM_history", "TNM_purpose", "TNM_bonds", "TNM_jobex",</text:p>
      <text:p text:style-name="P2"><text:s text:c="5"/>"TNM_sex", "TNM_guarantor", "TNM_property", "TNM_install",</text:p>
      <text:p text:style-name="P2"><text:s text:c="5"/>"TNM_house", "TNM_job", "TNM_ph", "TNM_nri")</text:p>
      <text:p text:style-name="P2"/>
      <text:p text:style-name="P2">crs$numeric &lt;- c("duration", "credit", "rate", "residence",</text:p>
      <text:p text:style-name="P2"><text:s text:c="5"/>"age", "nocredit", "no", "TNM_status",</text:p>
      <text:p text:style-name="P2"><text:s text:c="5"/>"TNM_history", "TNM_purpose", "TNM_bonds", "TNM_jobex",</text:p>
      <text:p text:style-name="P2"><text:s text:c="5"/>"TNM_sex", "TNM_guarantor", "TNM_property", "TNM_install",</text:p>
      <text:p text:style-name="P2"><text:s text:c="5"/>"TNM_house", "TNM_job", "TNM_ph", "TNM_nri")</text:p>
      <text:p text:style-name="P2"/>
      <text:p text:style-name="P2">crs$categoric &lt;- NULL</text:p>
      <text:p text:style-name="P2"/>
      <text:p text:style-name="P2"><text:soft-page-break/>crs$target <text:s/>&lt;- "credibility"</text:p>
      <text:p text:style-name="P2">crs$risk <text:s text:c="3"/>&lt;- NULL</text:p>
      <text:p text:style-name="P2">crs$ident <text:s text:c="2"/>&lt;- NULL</text:p>
      <text:p text:style-name="P2">crs$ignore <text:s/>&lt;- c("status", "history", "purpose", "bonds", "jobex", "sex", "guarantor", "property", "install", "house", "job", "ph", "nri")</text:p>
      <text:p text:style-name="P2">crs$weights &lt;- NULL</text:p>
      <text:p text:style-name="P2"/>
      <text:p text:style-name="P2">#============================================================</text:p>
      <text:p text:style-name="P2"># Rattle timestamp: 2015-09-23 13:41:46 x86_64-unknown-linux-gnu </text:p>
      <text:p text:style-name="P2"/>
      <text:p text:style-name="P2"># Decision Tree </text:p>
      <text:p text:style-name="P2"/>
      <text:p text:style-name="P2"># The 'rpart' package provides the 'rpart' function.</text:p>
      <text:p text:style-name="P2"/>
      <text:p text:style-name="P2">require(rpart, quietly=TRUE)</text:p>
      <text:p text:style-name="P2"/>
      <text:p text:style-name="P2"># Reset the random number seed to obtain the same results each time.</text:p>
      <text:p text:style-name="P2"/>
      <text:p text:style-name="P2">set.seed(crv$seed)</text:p>
      <text:p text:style-name="P2"/>
      <text:p text:style-name="P2"># Build the Decision Tree model.</text:p>
      <text:p text:style-name="P2"/>
      <text:p text:style-name="P2">crs$rpart &lt;- rpart(credibility ~ .,</text:p>
      <text:p text:style-name="P2"><text:s text:c="4"/>data=crs$dataset[crs$train, c(crs$input, crs$target)],</text:p>
      <text:p text:style-name="P2"><text:s text:c="4"/>method="class",</text:p>
      <text:p text:style-name="P2"><text:s text:c="4"/>parms=list(split="information"),</text:p>
      <text:p text:style-name="P2"><text:s text:c="4"/>control=rpart.control(usesurrogate=0, </text:p>
      <text:p text:style-name="P2"><text:s text:c="8"/>maxsurrogate=0))</text:p>
      <text:p text:style-name="P2"/>
      <text:p text:style-name="P2"># Generate a textual view of the Decision Tree model.</text:p>
      <text:p text:style-name="P2"/>
      <text:p text:style-name="P2">print(crs$rpart)</text:p>
      <text:p text:style-name="P2">printcp(crs$rpart)</text:p>
      <text:p text:style-name="P2">cat("\n")</text:p>
      <text:p text:style-name="P2"/>
      <text:p text:style-name="P2"># Time taken: 0.08 secs</text:p>
      <text:p text:style-name="P2"/>
      <text:p text:style-name="P2">#============================================================</text:p>
      <text:p text:style-name="P2"><text:soft-page-break/># Rattle timestamp: 2015-09-23 13:41:47 x86_64-unknown-linux-gnu </text:p>
      <text:p text:style-name="P2"/>
      <text:p text:style-name="P2"># Ada Boost </text:p>
      <text:p text:style-name="P2"/>
      <text:p text:style-name="P2"># The `ada' package implements the boost algorithm.</text:p>
      <text:p text:style-name="P2"/>
      <text:p text:style-name="P2">require(ada, quietly=TRUE)</text:p>
      <text:p text:style-name="P2"/>
      <text:p text:style-name="P2"># Build the Ada Boost model.</text:p>
      <text:p text:style-name="P2"/>
      <text:p text:style-name="P2">set.seed(crv$seed)</text:p>
      <text:p text:style-name="P2">crs$ada &lt;- ada(credibility ~ .,</text:p>
      <text:p text:style-name="P2"><text:s text:c="6"/>data=crs$dataset[crs$train,c(crs$input, crs$target)],</text:p>
      <text:p text:style-name="P2"><text:s text:c="6"/>control=rpart.control(maxdepth=30,</text:p>
      <text:p text:style-name="P2"><text:s text:c="11"/>cp=0.010000,</text:p>
      <text:p text:style-name="P2"><text:s text:c="11"/>minsplit=20,</text:p>
      <text:p text:style-name="P2"><text:s text:c="11"/>xval=10),</text:p>
      <text:p text:style-name="P2"><text:s text:c="6"/>iter=50)</text:p>
      <text:p text:style-name="P2"/>
      <text:p text:style-name="P2"># Print the results of the modelling.</text:p>
      <text:p text:style-name="P2"/>
      <text:p text:style-name="P2">print(crs$ada)</text:p>
      <text:p text:style-name="P2">round(crs$ada$model$errs[crs$ada$iter,], 2)</text:p>
      <text:p text:style-name="P2">cat('Variables actually used in tree construction:\n')</text:p>
      <text:p text:style-name="P2">print(sort(names(listAdaVarsUsed(crs$ada))))</text:p>
      <text:p text:style-name="P2">cat('\nFrequency of variables actually used:\n')</text:p>
      <text:p text:style-name="P2">print(listAdaVarsUsed(crs$ada))</text:p>
      <text:p text:style-name="P2"/>
      <text:p text:style-name="P2"># Time taken: 2.54 secs</text:p>
      <text:p text:style-name="P2"/>
      <text:p text:style-name="P2">#============================================================</text:p>
      <text:p text:style-name="P2"># Rattle timestamp: 2015-09-23 13:41:50 x86_64-unknown-linux-gnu </text:p>
      <text:p text:style-name="P2"/>
      <text:p text:style-name="P2"># Random Forest </text:p>
      <text:p text:style-name="P2"/>
      <text:p text:style-name="P2"># The 'randomForest' package provides the 'randomForest' function.</text:p>
      <text:p text:style-name="P2"/>
      <text:p text:style-name="P2">require(randomForest, quietly=TRUE)</text:p>
      <text:p text:style-name="P2"><text:soft-page-break/></text:p>
      <text:p text:style-name="P2"># Build the Random Forest model.</text:p>
      <text:p text:style-name="P2"/>
      <text:p text:style-name="P2">set.seed(crv$seed)</text:p>
      <text:p text:style-name="P2">crs$rf &lt;- randomForest(as.factor(credibility) ~ .,</text:p>
      <text:p text:style-name="P2"><text:s text:c="6"/>data=crs$dataset[crs$sample,c(crs$input, crs$target)], </text:p>
      <text:p text:style-name="P2"><text:s text:c="6"/>ntree=500,</text:p>
      <text:p text:style-name="P2"><text:s text:c="6"/>mtry=4,</text:p>
      <text:p text:style-name="P2"><text:s text:c="6"/>importance=TRUE,</text:p>
      <text:p text:style-name="P2"><text:s text:c="6"/>na.action=na.roughfix,</text:p>
      <text:p text:style-name="P2"><text:s text:c="6"/>replace=FALSE)</text:p>
      <text:p text:style-name="P2"/>
      <text:p text:style-name="P2"># Generate textual output of 'Random Forest' model.</text:p>
      <text:p text:style-name="P2"/>
      <text:p text:style-name="P2">crs$rf</text:p>
      <text:p text:style-name="P2"/>
      <text:p text:style-name="P2"># The `pROC' package implements various AUC functions.</text:p>
      <text:p text:style-name="P2"/>
      <text:p text:style-name="P2">require(pROC, quietly=TRUE)</text:p>
      <text:p text:style-name="P2"/>
      <text:p text:style-name="P2"># Calculate the Area Under the Curve (AUC).</text:p>
      <text:p text:style-name="P2"/>
      <text:p text:style-name="P2">roc(crs$rf$y, as.numeric(crs$rf$predicted))</text:p>
      <text:p text:style-name="P2"/>
      <text:p text:style-name="P2"># Calculate the AUC Confidence Interval.</text:p>
      <text:p text:style-name="P2"/>
      <text:p text:style-name="P2">ci.auc(crs$rf$y, as.numeric(crs$rf$predicted))</text:p>
      <text:p text:style-name="P2"/>
      <text:p text:style-name="P2"># List the importance of the variables.</text:p>
      <text:p text:style-name="P2"/>
      <text:p text:style-name="P2">rn &lt;- round(importance(crs$rf), 2)</text:p>
      <text:p text:style-name="P2">rn[order(rn[,3], decreasing=TRUE),]</text:p>
      <text:p text:style-name="P2"/>
      <text:p text:style-name="P2"># Time taken: 2.61 secs</text:p>
      <text:p text:style-name="P2"/>
      <text:p text:style-name="P2">#============================================================</text:p>
      <text:p text:style-name="P2"># Rattle timestamp: 2015-09-23 13:41:53 x86_64-unknown-linux-gnu </text:p>
      <text:p text:style-name="P2"/>
      <text:p text:style-name="P2"><text:soft-page-break/># Support vector machine. </text:p>
      <text:p text:style-name="P2"/>
      <text:p text:style-name="P2"># The 'kernlab' package provides the 'ksvm' function.</text:p>
      <text:p text:style-name="P2"/>
      <text:p text:style-name="P2">require(kernlab, quietly=TRUE)</text:p>
      <text:p text:style-name="P2"/>
      <text:p text:style-name="P2"># Build a Support Vector Machine model.</text:p>
      <text:p text:style-name="P2"/>
      <text:p text:style-name="P2">set.seed(crv$seed)</text:p>
      <text:p text:style-name="P2">crs$ksvm &lt;- ksvm(as.factor(credibility) ~ .,</text:p>
      <text:p text:style-name="P2"><text:s text:c="6"/>data=crs$dataset[crs$train,c(crs$input, crs$target)],</text:p>
      <text:p text:style-name="P2"><text:s text:c="6"/>kernel="rbfdot",</text:p>
      <text:p text:style-name="P2"><text:s text:c="6"/>prob.model=TRUE)</text:p>
      <text:p text:style-name="P2"/>
      <text:p text:style-name="P2"># Generate a textual view of the SVM model.</text:p>
      <text:p text:style-name="P2"/>
      <text:p text:style-name="P2">crs$ksvm</text:p>
      <text:p text:style-name="P2"/>
      <text:p text:style-name="P2"># Time taken: 0.24 secs</text:p>
      <text:p text:style-name="P2"/>
      <text:p text:style-name="P2">#============================================================</text:p>
      <text:p text:style-name="P2"># Rattle timestamp: 2015-09-23 13:41:54 x86_64-unknown-linux-gnu </text:p>
      <text:p text:style-name="P2"/>
      <text:p text:style-name="P2"># Regression model </text:p>
      <text:p text:style-name="P2"/>
      <text:p text:style-name="P2"># Build a Regression model.</text:p>
      <text:p text:style-name="P2"/>
      <text:p text:style-name="P2">crs$glm &lt;- glm(credibility ~ .,</text:p>
      <text:p text:style-name="P2"><text:s text:c="4"/>data=crs$dataset[crs$train, c(crs$input, crs$target)],</text:p>
      <text:p text:style-name="P2"><text:s text:c="4"/>family=binomial(link="logit"))</text:p>
      <text:p text:style-name="P2"/>
      <text:p text:style-name="P2">#============================================================</text:p>
      <text:p text:style-name="P2"># Rattle timestamp: 2015-09-23 13:41:54 x86_64-unknown-linux-gnu </text:p>
      <text:p text:style-name="P2"/>
      <text:p text:style-name="P2"># Neural Network </text:p>
      <text:p text:style-name="P2"/>
      <text:p text:style-name="P2"># Build a neural network model using the nnet package.</text:p>
      <text:p text:style-name="P2"><text:soft-page-break/></text:p>
      <text:p text:style-name="P2">require(nnet, quietly=TRUE)</text:p>
      <text:p text:style-name="P2"/>
      <text:p text:style-name="P2"># Build the NNet model.</text:p>
      <text:p text:style-name="P2"/>
      <text:p text:style-name="P2">set.seed(199)</text:p>
      <text:p text:style-name="P2">crs$nnet &lt;- nnet(as.factor(credibility) ~ .,</text:p>
      <text:p text:style-name="P2"><text:s text:c="4"/>data=crs$dataset[crs$sample,c(crs$input, crs$target)],</text:p>
      <text:p text:style-name="P2"><text:s text:c="4"/>size=10, skip=TRUE, MaxNWts=10000, trace=FALSE, maxit=100)</text:p>
      <text:p text:style-name="P2"/>
      <text:p text:style-name="P2"># Print the results of the modelling.</text:p>
      <text:p text:style-name="P2"/>
      <text:p text:style-name="P2">cat(sprintf("A %s network with %d weights.\n",</text:p>
      <text:p text:style-name="P2"><text:s text:c="4"/>paste(crs$nnet$n, collapse="-"),</text:p>
      <text:p text:style-name="P2"><text:s text:c="4"/>length(crs$nnet$wts)))</text:p>
      <text:p text:style-name="P2">cat(sprintf("Inputs: %s.\n",</text:p>
      <text:p text:style-name="P2"><text:s text:c="4"/>paste(crs$nnet$coefnames, collapse=", ")))</text:p>
      <text:p text:style-name="P2">cat(sprintf("Output: %s.\n",</text:p>
      <text:p text:style-name="P2"><text:s text:c="4"/>names(attr(crs$nnet$terms, "dataClasses"))[1]))</text:p>
      <text:p text:style-name="P2">cat(sprintf("Sum of Squares Residuals: %.4f.\n",</text:p>
      <text:p text:style-name="P2"><text:s text:c="4"/>sum(residuals(crs$nnet) ^ 2)))</text:p>
      <text:p text:style-name="P2">cat("\n")</text:p>
      <text:p text:style-name="P2">print(summary(crs$nnet))</text:p>
      <text:p text:style-name="P2">cat('\n')</text:p>
      <text:p text:style-name="P2"/>
      <text:p text:style-name="P2"># Time taken: 0.11 secs</text:p>
      <text:p text:style-name="P2"/>
      <text:p text:style-name="P2">#============================================================</text:p>
      <text:p text:style-name="P2"># Rattle timestamp: 2015-09-23 13:42:23 x86_64-unknown-linux-gnu </text:p>
      <text:p text:style-name="P2"/>
      <text:p text:style-name="P2"># Support vector machine. </text:p>
      <text:p text:style-name="P2"/>
      <text:p text:style-name="P2"># The 'kernlab' package provides the 'ksvm' function.</text:p>
      <text:p text:style-name="P2"/>
      <text:p text:style-name="P2">require(kernlab, quietly=TRUE)</text:p>
      <text:p text:style-name="P2"/>
      <text:p text:style-name="P2"># Build a Support Vector Machine model.</text:p>
      <text:p text:style-name="P2"/>
      <text:p text:style-name="P2"><text:soft-page-break/>set.seed(crv$seed)</text:p>
      <text:p text:style-name="P2">crs$ksvm &lt;- ksvm(as.factor(credibility) ~ .,</text:p>
      <text:p text:style-name="P2"><text:s text:c="6"/>data=crs$dataset[crs$train,c(crs$input, crs$target)],</text:p>
      <text:p text:style-name="P2"><text:s text:c="6"/>kernel="rbfdot",</text:p>
      <text:p text:style-name="P2"><text:s text:c="6"/>prob.model=TRUE)</text:p>
      <text:p text:style-name="P2"/>
      <text:p text:style-name="P2"># Generate a textual view of the SVM model.</text:p>
      <text:p text:style-name="P2"/>
      <text:p text:style-name="P2">crs$ksvm</text:p>
      <text:p text:style-name="P2"/>
      <text:p text:style-name="P2"># Time taken: 0.24 secs</text:p>
      <text:p text:style-name="P2"/>
      <text:p text:style-name="P2">#============================================================</text:p>
      <text:p text:style-name="P2"># Rattle timestamp: 2015-09-23 13:42:49 x86_64-unknown-linux-gnu </text:p>
      <text:p text:style-name="P2"/>
      <text:p text:style-name="P2"># Evaluate model performance. </text:p>
      <text:p text:style-name="P2"/>
      <text:p text:style-name="P2"># ROC Curve: requires the ROCR package.</text:p>
      <text:p text:style-name="P2"/>
      <text:p text:style-name="P2">library(ROCR)</text:p>
      <text:p text:style-name="P2"/>
      <text:p text:style-name="P2"># ROC Curve: requires the ggplot2 package.</text:p>
      <text:p text:style-name="P2"/>
      <text:p text:style-name="P2">require(ggplot2, quietly=TRUE)</text:p>
      <text:p text:style-name="P2"/>
      <text:p text:style-name="P2"># Generate an ROC Curve for the rpart model on german_test.csv [validate].</text:p>
      <text:p text:style-name="P2"/>
      <text:p text:style-name="P2">crs$pr &lt;- predict(crs$rpart, newdata=crs$dataset[crs$validate, c(crs$input, crs$target)])[,2]</text:p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oft-page-break/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/>
      <text:p text:style-name="P2">pe &lt;- performance(pred, "tpr", "fpr")</text:p>
      <text:p text:style-name="P2">au &lt;- performance(pred, "auc")@y.values[[1]]</text:p>
      <text:p text:style-name="P2">pd &lt;- data.frame(fpr=unlist(pe@x.values), tpr=unlist(pe@y.values))</text:p>
      <text:p text:style-name="P2">p &lt;- ggplot(pd, aes(x=fpr, y=tpr))</text:p>
      <text:p text:style-name="P2">p &lt;- p + geom_line(colour="red")</text:p>
      <text:p text:style-name="P2">p &lt;- p + xlab("False Positive Rate") + ylab("True Positive Rate")</text:p>
      <text:p text:style-name="P2">p &lt;- p + ggtitle("ROC Curve Decision Tree german_test.csv [validate] credibility")</text:p>
      <text:p text:style-name="P2">p &lt;- p + theme(plot.title=element_text(size=10))</text:p>
      <text:p text:style-name="P2">p &lt;- p + geom_line(data=data.frame(), aes(x=c(0,1), y=c(0,1)), colour="grey")</text:p>
      <text:p text:style-name="P2">p &lt;- p + annotate("text", x=0.50, y=0.00, hjust=0, vjust=0, size=5,</text:p>
      <text:p text:style-name="P2"><text:s text:c="19"/>label=paste("AUC =", round(au, 2)))</text:p>
      <text:p text:style-name="P2">print(p)</text:p>
      <text:p text:style-name="P2"/>
      <text:p text:style-name="P2"># Calculate the area under the curve for the plot.</text:p>
      <text:p text:style-name="P2"/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erformance(pred, "auc")</text:p>
      <text:p text:style-name="P2"/>
      <text:p text:style-name="P2"><text:soft-page-break/># ROC Curve: requires the ROCR package.</text:p>
      <text:p text:style-name="P2"/>
      <text:p text:style-name="P2">library(ROCR)</text:p>
      <text:p text:style-name="P2"/>
      <text:p text:style-name="P2"># ROC Curve: requires the ggplot2 package.</text:p>
      <text:p text:style-name="P2"/>
      <text:p text:style-name="P2">require(ggplot2, quietly=TRUE)</text:p>
      <text:p text:style-name="P2"/>
      <text:p text:style-name="P2"># Generate an ROC Curve for the ada model on german_test.csv [validate].</text:p>
      <text:p text:style-name="P2"/>
      <text:p text:style-name="P2">crs$pr &lt;- predict(crs$ada, newdata=crs$dataset[crs$validate, c(crs$input, crs$target)], type="prob")[,2]</text:p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/>
      <text:p text:style-name="P2">pe &lt;- performance(pred, "tpr", "fpr")</text:p>
      <text:p text:style-name="P2">au &lt;- performance(pred, "auc")@y.values[[1]]</text:p>
      <text:p text:style-name="P2">pd &lt;- data.frame(fpr=unlist(pe@x.values), tpr=unlist(pe@y.values))</text:p>
      <text:p text:style-name="P2">p &lt;- ggplot(pd, aes(x=fpr, y=tpr))</text:p>
      <text:p text:style-name="P2">p &lt;- p + geom_line(colour="red")</text:p>
      <text:p text:style-name="P2">p &lt;- p + xlab("False Positive Rate") + ylab("True Positive Rate")</text:p>
      <text:p text:style-name="P2">p &lt;- p + ggtitle("ROC Curve Ada Boost german_test.csv [validate] credibility")</text:p>
      <text:p text:style-name="P2">p &lt;- p + theme(plot.title=element_text(size=10))</text:p>
      <text:p text:style-name="P2">p &lt;- p + geom_line(data=data.frame(), aes(x=c(0,1), y=c(0,1)), colour="grey")</text:p>
      <text:p text:style-name="P2">p &lt;- p + annotate("text", x=0.50, y=0.00, hjust=0, vjust=0, size=5,</text:p>
      <text:p text:style-name="P2"><text:s text:c="19"/>label=paste("AUC =", round(au, 2)))</text:p>
      <text:p text:style-name="P2"><text:soft-page-break/>print(p)</text:p>
      <text:p text:style-name="P2"/>
      <text:p text:style-name="P2"># Calculate the area under the curve for the plot.</text:p>
      <text:p text:style-name="P2"/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erformance(pred, "auc")</text:p>
      <text:p text:style-name="P2"/>
      <text:p text:style-name="P2"># ROC Curve: requires the ROCR package.</text:p>
      <text:p text:style-name="P2"/>
      <text:p text:style-name="P2">library(ROCR)</text:p>
      <text:p text:style-name="P2"/>
      <text:p text:style-name="P2"># ROC Curve: requires the ggplot2 package.</text:p>
      <text:p text:style-name="P2"/>
      <text:p text:style-name="P2">require(ggplot2, quietly=TRUE)</text:p>
      <text:p text:style-name="P2"/>
      <text:p text:style-name="P2"># Generate an ROC Curve for the rf model on german_test.csv [validate].</text:p>
      <text:p text:style-name="P2"/>
      <text:p text:style-name="P2">crs$pr &lt;- predict(crs$rf, newdata=na.omit(crs$dataset[crs$validate, c(crs$input, crs$target)]), type="prob")[,2]</text:p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attributes(no.miss) &lt;- NULL</text:p>
      <text:p text:style-name="P2"><text:soft-page-break/></text:p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/>
      <text:p text:style-name="P2">pe &lt;- performance(pred, "tpr", "fpr")</text:p>
      <text:p text:style-name="P2">au &lt;- performance(pred, "auc")@y.values[[1]]</text:p>
      <text:p text:style-name="P2">pd &lt;- data.frame(fpr=unlist(pe@x.values), tpr=unlist(pe@y.values))</text:p>
      <text:p text:style-name="P2">p &lt;- ggplot(pd, aes(x=fpr, y=tpr))</text:p>
      <text:p text:style-name="P2">p &lt;- p + geom_line(colour="red")</text:p>
      <text:p text:style-name="P2">p &lt;- p + xlab("False Positive Rate") + ylab("True Positive Rate")</text:p>
      <text:p text:style-name="P2">p &lt;- p + ggtitle("ROC Curve Random Forest german_test.csv [validate] credibility")</text:p>
      <text:p text:style-name="P2">p &lt;- p + theme(plot.title=element_text(size=10))</text:p>
      <text:p text:style-name="P2">p &lt;- p + geom_line(data=data.frame(), aes(x=c(0,1), y=c(0,1)), colour="grey")</text:p>
      <text:p text:style-name="P2">p &lt;- p + annotate("text", x=0.50, y=0.00, hjust=0, vjust=0, size=5,</text:p>
      <text:p text:style-name="P2"><text:s text:c="19"/>label=paste("AUC =", round(au, 2)))</text:p>
      <text:p text:style-name="P2">print(p)</text:p>
      <text:p text:style-name="P2"/>
      <text:p text:style-name="P2"># Calculate the area under the curve for the plot.</text:p>
      <text:p text:style-name="P2"/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<text:soft-page-break/>}</text:p>
      <text:p text:style-name="P2">performance(pred, "auc")</text:p>
      <text:p text:style-name="P2"/>
      <text:p text:style-name="P2"># ROC Curve: requires the ROCR package.</text:p>
      <text:p text:style-name="P2"/>
      <text:p text:style-name="P2">library(ROCR)</text:p>
      <text:p text:style-name="P2"/>
      <text:p text:style-name="P2"># ROC Curve: requires the ggplot2 package.</text:p>
      <text:p text:style-name="P2"/>
      <text:p text:style-name="P2">require(ggplot2, quietly=TRUE)</text:p>
      <text:p text:style-name="P2"/>
      <text:p text:style-name="P2"># Generate an ROC Curve for the ksvm model on german_test.csv [validate].</text:p>
      <text:p text:style-name="P2"/>
      <text:p text:style-name="P2">crs$pr &lt;- predict(crs$ksvm, newdata=na.omit(crs$dataset[crs$validate, c(crs$input, crs$target)]), type="probabilities")[,2]</text:p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/>
      <text:p text:style-name="P2">pe &lt;- performance(pred, "tpr", "fpr")</text:p>
      <text:p text:style-name="P2">au &lt;- performance(pred, "auc")@y.values[[1]]</text:p>
      <text:p text:style-name="P2">pd &lt;- data.frame(fpr=unlist(pe@x.values), tpr=unlist(pe@y.values))</text:p>
      <text:p text:style-name="P2">p &lt;- ggplot(pd, aes(x=fpr, y=tpr))</text:p>
      <text:p text:style-name="P2">p &lt;- p + geom_line(colour="red")</text:p>
      <text:p text:style-name="P2">p &lt;- p + xlab("False Positive Rate") + ylab("True Positive Rate")</text:p>
      <text:p text:style-name="P2">p &lt;- p + ggtitle("ROC Curve SVM german_test.csv [validate] credibility")</text:p>
      <text:p text:style-name="P2">p &lt;- p + theme(plot.title=element_text(size=10))</text:p>
      <text:p text:style-name="P2"><text:soft-page-break/>p &lt;- p + geom_line(data=data.frame(), aes(x=c(0,1), y=c(0,1)), colour="grey")</text:p>
      <text:p text:style-name="P2">p &lt;- p + annotate("text", x=0.50, y=0.00, hjust=0, vjust=0, size=5,</text:p>
      <text:p text:style-name="P2"><text:s text:c="19"/>label=paste("AUC =", round(au, 2)))</text:p>
      <text:p text:style-name="P2">print(p)</text:p>
      <text:p text:style-name="P2"/>
      <text:p text:style-name="P2"># Calculate the area under the curve for the plot.</text:p>
      <text:p text:style-name="P2"/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erformance(pred, "auc")</text:p>
      <text:p text:style-name="P2"/>
      <text:p text:style-name="P2"># ROC Curve: requires the ROCR package.</text:p>
      <text:p text:style-name="P2"/>
      <text:p text:style-name="P2">library(ROCR)</text:p>
      <text:p text:style-name="P2"/>
      <text:p text:style-name="P2"># ROC Curve: requires the ggplot2 package.</text:p>
      <text:p text:style-name="P2"/>
      <text:p text:style-name="P2">require(ggplot2, quietly=TRUE)</text:p>
      <text:p text:style-name="P2"/>
      <text:p text:style-name="P2"># Generate an ROC Curve for the nnet model on german_test.csv [validate].</text:p>
      <text:p text:style-name="P2"/>
      <text:p text:style-name="P2">crs$pr &lt;- predict(crs$nnet, newdata=crs$dataset[crs$validate, c(crs$input, crs$target)])</text:p>
      <text:p text:style-name="P2"/>
      <text:p text:style-name="P2"># Remove observations with missing target.</text:p>
      <text:p text:style-name="P2"/>
      <text:p text:style-name="P2"><text:soft-page-break/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/>
      <text:p text:style-name="P2">pe &lt;- performance(pred, "tpr", "fpr")</text:p>
      <text:p text:style-name="P2">au &lt;- performance(pred, "auc")@y.values[[1]]</text:p>
      <text:p text:style-name="P2">pd &lt;- data.frame(fpr=unlist(pe@x.values), tpr=unlist(pe@y.values))</text:p>
      <text:p text:style-name="P2">p &lt;- ggplot(pd, aes(x=fpr, y=tpr))</text:p>
      <text:p text:style-name="P2">p &lt;- p + geom_line(colour="red")</text:p>
      <text:p text:style-name="P2">p &lt;- p + xlab("False Positive Rate") + ylab("True Positive Rate")</text:p>
      <text:p text:style-name="P2">p &lt;- p + ggtitle("ROC Curve Neural Net german_test.csv [validate] credibility")</text:p>
      <text:p text:style-name="P2">p &lt;- p + theme(plot.title=element_text(size=10))</text:p>
      <text:p text:style-name="P2">p &lt;- p + geom_line(data=data.frame(), aes(x=c(0,1), y=c(0,1)), colour="grey")</text:p>
      <text:p text:style-name="P2">p &lt;- p + annotate("text", x=0.50, y=0.00, hjust=0, vjust=0, size=5,</text:p>
      <text:p text:style-name="P2"><text:s text:c="19"/>label=paste("AUC =", round(au, 2)))</text:p>
      <text:p text:style-name="P2">print(p)</text:p>
      <text:p text:style-name="P2"/>
      <text:p text:style-name="P2"># Calculate the area under the curve for the plot.</text:p>
      <text:p text:style-name="P2"/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<text:soft-page-break/>} else</text:p>
      <text:p text:style-name="P2">{</text:p>
      <text:p text:style-name="P2"><text:s text:c="2"/>pred &lt;- prediction(crs$pr, no.miss)</text:p>
      <text:p text:style-name="P2">}</text:p>
      <text:p text:style-name="P2">performance(pred, "auc")</text:p>
      <text:p text:style-name="P2"/>
      <text:p text:style-name="P2">#============================================================</text:p>
      <text:p text:style-name="P2"># Rattle timestamp: 2015-09-23 13:45:11 x86_64-unknown-linux-gnu </text:p>
      <text:p text:style-name="P2"/>
      <text:p text:style-name="P2"># Evaluate model performance. </text:p>
      <text:p text:style-name="P2"/>
      <text:p text:style-name="P2"># Sensitivity/Specificity Plot: requires the ROCR package</text:p>
      <text:p text:style-name="P2"/>
      <text:p text:style-name="P2">library(ROCR)</text:p>
      <text:p text:style-name="P2"/>
      <text:p text:style-name="P2"># Generate Sensitivity/Specificity Plot for rpart model on german_test.csv [validate].</text:p>
      <text:p text:style-name="P2"/>
      <text:p text:style-name="P2">crs$pr &lt;- predict(crs$rpart, newdata=crs$dataset[crs$validate, c(crs$input, crs$target)])[,2]</text:p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lot(performance(pred, "sens", "spec"), col="#CC0000FF", lty=1, add=FALSE)</text:p>
      <text:p text:style-name="P2"/>
      <text:p text:style-name="P2"/>
      <text:p text:style-name="P2"># Sensitivity/Specificity Plot: requires the ROCR package</text:p>
      <text:p text:style-name="P2"><text:soft-page-break/></text:p>
      <text:p text:style-name="P2">library(ROCR)</text:p>
      <text:p text:style-name="P2"/>
      <text:p text:style-name="P2"># Generate Sensitivity/Specificity Plot for ada model on german_test.csv [validate].</text:p>
      <text:p text:style-name="P2"/>
      <text:p text:style-name="P2">crs$pr &lt;- predict(crs$ada, newdata=crs$dataset[crs$validate, c(crs$input, crs$target)], type="prob")[,2]</text:p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lot(performance(pred, "sens", "spec"), col="#A3CC00FF", lty=2, add=TRUE)</text:p>
      <text:p text:style-name="P2"/>
      <text:p text:style-name="P2"/>
      <text:p text:style-name="P2"># Sensitivity/Specificity Plot: requires the ROCR package</text:p>
      <text:p text:style-name="P2"/>
      <text:p text:style-name="P2">library(ROCR)</text:p>
      <text:p text:style-name="P2"/>
      <text:p text:style-name="P2"># Generate Sensitivity/Specificity Plot for rf model on german_test.csv [validate].</text:p>
      <text:p text:style-name="P2"/>
      <text:p text:style-name="P2">crs$pr &lt;- predict(crs$rf, newdata=na.omit(crs$dataset[crs$validate, c(crs$input, crs$target)]), type="prob")[,2]</text:p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<text:soft-page-break/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lot(performance(pred, "sens", "spec"), col="#00CC52FF", lty=3, add=TRUE)</text:p>
      <text:p text:style-name="P2"/>
      <text:p text:style-name="P2"/>
      <text:p text:style-name="P2"># Sensitivity/Specificity Plot: requires the ROCR package</text:p>
      <text:p text:style-name="P2"/>
      <text:p text:style-name="P2">library(ROCR)</text:p>
      <text:p text:style-name="P2"/>
      <text:p text:style-name="P2"># Generate Sensitivity/Specificity Plot for ksvm model on german_test.csv [validate].</text:p>
      <text:p text:style-name="P2"/>
      <text:p text:style-name="P2">crs$pr &lt;- predict(crs$ksvm, newdata=na.omit(crs$dataset[crs$validate, c(crs$input, crs$target)]), type="probabilities")[,2]</text:p>
      <text:p text:style-name="P2"/>
      <text:p text:style-name="P2"># Remove observations with missing target.</text:p>
      <text:p text:style-name="P2"/>
      <text:p text:style-name="P2">no.miss <text:s text:c="2"/>&lt;- na.omit(na.omit(crs$dataset[crs$validate, c(crs$input, crs$target)])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lot(performance(pred, "sens", "spec"), col="#0052CCFF", lty=4, add=TRUE)</text:p>
      <text:p text:style-name="P2"/>
      <text:p text:style-name="P2"/>
      <text:p text:style-name="P2"># Sensitivity/Specificity Plot: requires the ROCR package</text:p>
      <text:p text:style-name="P2"><text:soft-page-break/></text:p>
      <text:p text:style-name="P2">library(ROCR)</text:p>
      <text:p text:style-name="P2"/>
      <text:p text:style-name="P2"># Generate Sensitivity/Specificity Plot for nnet model on german_test.csv [validate].</text:p>
      <text:p text:style-name="P2"/>
      <text:p text:style-name="P2">crs$pr &lt;- predict(crs$nnet, newdata=crs$dataset[crs$validate, c(crs$input, crs$target)])</text:p>
      <text:p text:style-name="P2"/>
      <text:p text:style-name="P2"># Remove observations with missing target.</text:p>
      <text:p text:style-name="P2"/>
      <text:p text:style-name="P2">no.miss <text:s text:c="2"/>&lt;- na.omit(crs$dataset[crs$validate, c(crs$input, crs$target)]$credibility)</text:p>
      <text:p text:style-name="P2">miss.list &lt;- attr(no.miss, "na.action")</text:p>
      <text:p text:style-name="P2">attributes(no.miss) &lt;- NULL</text:p>
      <text:p text:style-name="P2"/>
      <text:p text:style-name="P2">if (length(miss.list))</text:p>
      <text:p text:style-name="P2">{</text:p>
      <text:p text:style-name="P2"><text:s text:c="2"/>pred &lt;- prediction(crs$pr[-miss.list], no.miss)</text:p>
      <text:p text:style-name="P2">} else</text:p>
      <text:p text:style-name="P2">{</text:p>
      <text:p text:style-name="P2"><text:s text:c="2"/>pred &lt;- prediction(crs$pr, no.miss)</text:p>
      <text:p text:style-name="P2">}</text:p>
      <text:p text:style-name="P2">plot(performance(pred, "sens", "spec"), col="#A300CCFF", lty=5, add=TRUE)</text:p>
      <text:p text:style-name="P2"/>
      <text:p text:style-name="P2"/>
      <text:p text:style-name="P2"># Add a legend to the plot.</text:p>
      <text:p text:style-name="P2"/>
      <text:p text:style-name="P2">legend("bottomleft", c("rpart","ada","rf","ksvm","nnet"), col=rainbow(5, 1, .8), lty=1:5, title="Models", inset=c(0.05, 0.05))</text:p>
      <text:p text:style-name="P2"/>
      <text:p text:style-name="P2"># Add decorations to the plot.</text:p>
      <text:p text:style-name="P2"/>
      <text:p text:style-name="P2">title(main="Sensitivity/Specificity (tpr/tnr) <text:s/>german_test.csv [validate]",</text:p>
      <text:p text:style-name="P2"><text:s text:c="4"/>sub=paste("Rattle", format(Sys.time(), "%Y-%b-%d %H:%M:%S"), Sys.info()["user"]))</text:p>
      <text:p text:style-name="P2">grid()</text:p>
      <text:p text:style-name="P2"/>
      <text:p text:style-name="P2">#============================================================</text:p>
      <text:p text:style-name="P2"><text:soft-page-break/># Rattle timestamp: 2015-09-23 14:48:01 x86_64-unknown-linux-gnu </text:p>
      <text:p text:style-name="P2"/>
      <text:p text:style-name="P2"># View the dataset - edits are ignored. </text:p>
      <text:p text:style-name="P2"/>
      <text:p text:style-name="P2"># Use dfedit() from RGtk2Extras.</text:p>
      <text:p text:style-name="P2"/>
      <text:p text:style-name="P2">dfedit(crs$dataset,</text:p>
      <text:p text:style-name="P2"><text:s text:c="7"/>dataset.name=Rtxt("Rattle Dataset"),</text:p>
      <text:p text:style-name="P2"><text:s text:c="7"/>size=c(800, 400))</text:p>
      <text:p text:style-name="P2"/>
      <text:p text:style-name="P2"/>
      <text:p text:style-name="P2"/>
      <text:p text:style-name="P2"/>
      <text:p text:style-name="P2"/>
      <text:p text:style-name="P3">Area under the ROC curve for the rpart model on german_test.csv [validate] is 0.7277</text:p>
      <text:p text:style-name="P3"/>
      <text:p text:style-name="P3">Rattle timestamp: 2015-09-23 18:36:32 root</text:p>
      <text:p text:style-name="P3">======================================================================</text:p>
      <text:p text:style-name="P3">Area under the ROC curve for the ada model on german_test.csv [validate] is 0.7645</text:p>
      <text:p text:style-name="P3"/>
      <text:p text:style-name="P3">Rattle timestamp: 2015-09-23 18:36:33 root</text:p>
      <text:p text:style-name="P3">======================================================================</text:p>
      <text:p text:style-name="P3">Area under the ROC curve for the rf model on german_test.csv [validate] is 0.7881</text:p>
      <text:p text:style-name="P3"/>
      <text:p text:style-name="P3">Rattle timestamp: 2015-09-23 18:36:33 root</text:p>
      <text:p text:style-name="P3">======================================================================</text:p>
      <text:p text:style-name="P3">Area under the ROC curve for the ksvm model on german_test.csv [validate] is 0.7784</text:p>
      <text:p text:style-name="P3"/>
      <text:p text:style-name="P3">Rattle timestamp: 2015-09-23 18:36:34 root</text:p>
      <text:p text:style-name="P3">======================================================================</text:p>
      <text:p text:style-name="P3">Area under the ROC curve for the nnet model on german_test.csv [validate] is 0.5000</text:p>
      <text:p text:style-name="P3"/>
      <text:p text:style-name="P3"><text:soft-page-break/>Rattle timestamp: 2015-09-23 18:36:35 root</text:p>
      <text:p text:style-name="P3"/>
      <text:p text:style-name="P4">Area under the ROC curve for the rpart model on german_test.csv [validate] is 0.7476</text:p>
      <text:p text:style-name="P4"/>
      <text:p text:style-name="P4">Rattle timestamp: 2015-09-23 18:43:41 root</text:p>
      <text:p text:style-name="P4">======================================================================</text:p>
      <text:p text:style-name="P4">Area under the ROC curve for the ada model on german_test.csv [validate] is 0.7705</text:p>
      <text:p text:style-name="P4"/>
      <text:p text:style-name="P4">Rattle timestamp: 2015-09-23 18:43:42 root</text:p>
      <text:p text:style-name="P4">======================================================================</text:p>
      <text:p text:style-name="P4">Area under the ROC curve for the rf model on german_test.csv [validate] is 0.7728</text:p>
      <text:p text:style-name="P4"/>
      <text:p text:style-name="P4">Rattle timestamp: 2015-09-23 18:43:43 root</text:p>
      <text:p text:style-name="P4">======================================================================</text:p>
      <text:p text:style-name="P4">Area under the ROC curve for the ksvm model on german_test.csv [validate] is 0.7850</text:p>
      <text:p text:style-name="P4"/>
      <text:p text:style-name="P4">Rattle timestamp: 2015-09-23 18:43:43 root</text:p>
      <text:p text:style-name="P4">======================================================================</text:p>
      <text:p text:style-name="P4">Area under the ROC curve for the nnet model on german_test.csv [validate] is 0.5000</text:p>
      <text:p text:style-name="P4"/>
      <text:p text:style-name="P4">Rattle timestamp: 2015-09-23 18:43:44 root</text:p>
      <text:p text:style-name="P4"/>
      <text:p text:style-name="P4"/>
      <text:p text:style-name="P4"/>
      <text:p text:style-name="P4"/>
      <text:p text:style-name="P5">&gt; table(df)</text:p>
      <text:p text:style-name="P5">df</text:p>
      <text:p text:style-name="P5"><text:s text:c="2"/>0 <text:s text:c="2"/>1 </text:p>
      <text:p text:style-name="P5">628 272 </text:p>
      <text:p text:style-name="P5"/>
      <text:p text:style-name="P5">&gt; df1&lt;- data.frame(ynew)</text:p>
      <text:p text:style-name="P5"/>
      <text:p text:style-name="P5"><text:soft-page-break/>&gt; str(df1)</text:p>
      <text:p text:style-name="P5">'data.frame':<text:tab/>100 obs. of <text:s/>1 variable:</text:p>
      <text:p text:style-name="P5"><text:s/>$ ynew: Factor w/ 2 levels "0","1": 2 1 2 1 1 1 1 1 1 1 ...</text:p>
      <text:p text:style-name="P5"/>
      <text:p text:style-name="P5">&gt; table(df1)</text:p>
      <text:p text:style-name="P5">df1</text:p>
      <text:p text:style-name="P5"><text:s/>0 <text:s/>1 </text:p>
      <text:p text:style-name="P5">72 28</text:p>
      <text:p text:style-name="P5"/>
      <text:p text:style-name="P5"/>
      <text:p text:style-name="P7">)</text:p>
      <text:p text:style-name="P7"/>
      <text:p text:style-name="P7">&gt; str(df)</text:p>
      <text:p text:style-name="P7">'data.frame':<text:tab/>700 obs. of <text:s/>1 variable:</text:p>
      <text:p text:style-name="P7"><text:s/>$ ytrain: int <text:s/>2 2 1 2 2 1 1 1 2 1 ...</text:p>
      <text:p text:style-name="P7"/>
      <text:p text:style-name="P7">&gt; table(df)</text:p>
      <text:p text:style-name="P7">df</text:p>
      <text:p text:style-name="P7"><text:s text:c="2"/>1 <text:s text:c="2"/>2 </text:p>
      <text:p text:style-name="P7">490 210 </text:p>
      <text:p text:style-name="P7"/>
      <text:p text:style-name="P7">&gt; df1&lt;- data.frame(ynew)</text:p>
      <text:p text:style-name="P7"/>
      <text:p text:style-name="P7">&gt; str(df1)</text:p>
      <text:p text:style-name="P7">'data.frame':<text:tab/>300 obs. of <text:s/>1 variable:</text:p>
      <text:p text:style-name="P7"><text:s/>$ ynew: int <text:s/>2 1 1 1 2 1 1 2 1 1 ...</text:p>
      <text:p text:style-name="P7"/>
      <text:p text:style-name="P7">&gt; table(df1)</text:p>
      <text:p text:style-name="P7">df1</text:p>
      <text:p text:style-name="P7"><text:s text:c="2"/>1 <text:s text:c="2"/>2 </text:p>
      <text:p text:style-name="P7">210 <text:s/>90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02:13.122800466</meta:creation-date>
    <meta:generator>LibreOffice/4.4.2.2$Linux_X86_64 LibreOffice_project/40m0$Build-2</meta:generator>
    <dc:date>2015-09-27T21:17:49.429463093</dc:date>
    <meta:editing-duration>PT9M22S</meta:editing-duration>
    <meta:editing-cycles>5</meta:editing-cycles>
    <meta:document-statistic meta:table-count="0" meta:image-count="0" meta:object-count="0" meta:page-count="24" meta:paragraph-count="595" meta:word-count="2669" meta:character-count="24754" meta:non-whitespace-character-count="22098"/>
  </office:meta>
</office:document-meta>
</file>